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Converter.convertToType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Converter.convertToString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Converter.Character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Converter.Character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